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12" style:family="table-column">
      <style:table-column-properties fo:break-before="auto" style:column-width="3.023cm"/>
    </style:style>
    <style:style style:name="co8"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9" style:family="table-column">
      <style:table-column-properties fo:break-before="auto" style:column-width="2.252cm"/>
    </style:style>
    <style:style style:name="co10" style:family="table-column">
      <style:table-column-properties fo:break-before="auto" style:column-width="2.058cm"/>
    </style:style>
    <style:style style:name="co11" style:family="table-column">
      <style:table-column-properties fo:break-before="auto" style:column-width="1.058cm"/>
    </style:style>
    <style:style style:name="co13" style:family="table-column">
      <style:table-column-properties fo:break-before="auto" style:column-width="3.773cm"/>
    </style:style>
    <style:style style:name="co14" style:family="table-column">
      <style:table-column-properties fo:break-before="auto" style:column-width="1.67cm"/>
    </style:style>
    <style:style style:name="co15"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8" table:default-cell-style-name="Default"/>
        <table:table-column table:style-name="co13" table:default-cell-style-name="Default"/>
        <table:table-column table:style-name="co14" table:number-columns-repeated="5" table:default-cell-style-name="Default"/>
        <table:table-column table:style-name="co15"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alpha ready</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source</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7"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7" office:value-type="string">
            <text:p>http://vvv.cs.ut.ee/~kaili/Korpus/puud/</text:p>
          </table:table-cell>
          <table:table-cell/>
          <table:table-cell office:value-type="string">
            <text:p>OK: freely downloadable</text:p>
          </table:table-cell>
          <table:table-cell table:style-name="ce14"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4" office:value-type="float" office:value="175">
            <text:p>175</text:p>
          </table:table-cell>
          <table:table-cell table:style-name="ce14"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0"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0"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table:style-name="ce7" office:value-type="string">
            <text:p>http://www.phobos.ro/roric/texts/xml/</text:p>
          </table:table-cell>
          <table:table-cell/>
          <table:table-cell office:value-type="string">
            <text:p>OK: freely downloadable</text:p>
          </table:table-cell>
          <table:table-cell table:style-name="ce14"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4" office:value-type="float" office:value="266">
            <text:p>266</text:p>
          </table:table-cell>
          <table:table-cell table:style-name="ce14"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 / Syntagrus</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formula="of:=34895-[.N26]" office:value-type="float" office:value="34493">
            <text:p>34493</text:p>
          </table:table-cell>
          <table:table-cell table:formula="of:=497465-[.O26]" office:value-type="float" office:value="494007">
            <text:p>494007</text:p>
          </table:table-cell>
          <table:table-cell table:style-name="ce14" office:value-type="float" office:value="402">
            <text:p>402</text:p>
          </table:table-cell>
          <table:table-cell table:style-name="ce14" office:value-type="float" office:value="3458">
            <text:p>3458</text:p>
          </table:table-cell>
          <table:table-cell table:style-name="ce12" table:formula="of:=([.M26]+[.O26])/([.L26]+[.N26])" office:value-type="float" office:value="14.2560538759135">
            <text:p>14,26</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7"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1">11.07.2011</text:date>, <text:time>15:2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11T15:25:47.12</dc:date>
    <dc:creator>Daniel Zeman</dc:creator>
    <meta:editing-duration>P5DT12H51M16S</meta:editing-duration>
    <meta:editing-cycles>78</meta:editing-cycles>
    <meta:generator>OpenOffice.org/3.3$Win32 OpenOffice.org_project/330m20$Build-9567</meta:generator>
    <meta:document-statistic meta:table-count="2" meta:cell-count="558" meta:object-count="0"/>
  </office:meta>
</office:document-meta>
</file>